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60d6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text-properties officeooo:rsid="001c60d6" officeooo:paragraph-rsid="001c60d6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c60d6" officeooo:paragraph-rsid="001c60d6"/>
    </style:style>
    <style:style style:name="P6" style:family="paragraph" style:parent-style-name="Standard">
      <style:text-properties officeooo:paragraph-rsid="001c60d6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7f0055" loext:opacity="100%" style:font-name="Monospace" fo:font-size="10pt" fo:font-weight="bold" officeooo:rsid="001c60d6" style:font-size-asian="10pt" style:font-weight-asian="bold"/>
    </style:style>
    <style:style style:name="T3" style:family="text">
      <style:text-properties fo:color="#7f0055" loext:opacity="100%" fo:font-weight="bold" style:font-weight-asian="bold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00" loext:opacity="100%" style:font-name="Monospace" fo:font-size="10pt" officeooo:rsid="001c60d6" style:font-size-asian="10pt"/>
    </style:style>
    <style:style style:name="T6" style:family="text">
      <style:text-properties fo:color="#000000" loext:opacity="100%" style:font-name="Monospace" fo:font-size="10pt" fo:font-style="italic" style:font-size-asian="10pt" style:font-style-asian="italic"/>
    </style:style>
    <style:style style:name="T7" style:family="text">
      <style:text-properties fo:color="#000000" loext:opacity="100%"/>
    </style:style>
    <style:style style:name="T8" style:family="text">
      <style:text-properties fo:color="#0000c0" loext:opacity="100%" style:font-name="Monospace" fo:font-size="10pt" style:font-size-asian="10pt"/>
    </style:style>
    <style:style style:name="T9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10" style:family="text">
      <style:text-properties fo:color="#0000c0" loext:opacity="100%" style:font-name="Monospace" fo:font-size="10pt" fo:font-style="italic" style:font-size-asian="10pt" style:font-style-asian="italic"/>
    </style:style>
    <style:style style:name="T11" style:family="text">
      <style:text-properties fo:color="#6a3e3e" loext:opacity="100%" style:font-name="Monospace" fo:font-size="10pt" style:font-size-asian="10pt"/>
    </style:style>
    <style:style style:name="T12" style:family="text">
      <style:text-properties fo:color="#6a3e3e" loext:opacity="100%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3f7f5f" loext:opacity="100%" style:font-name="Monospace" fo:font-size="10pt" style:font-size-asian="10pt"/>
    </style:style>
    <style:style style:name="T14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2a00ff" loext:opacity="100%" style:font-name="Monospace" fo:font-size="10pt" style:font-size-asian="10pt"/>
    </style:style>
    <style:style style:name="T16" style:family="text">
      <style:text-properties fo:color="#646464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/></text:p>
      <text:p text:style-name="P1"><text:span text:style-name="T2">1.</text:span><text:span text:style-name="T1">package</text:span><text:span text:style-name="T4"> com.java.dailyExercisesday4;</text:span></text:p>
      <text:p text:style-name="P3"/>
      <text:p text:style-name="P1"><text:span text:style-name="T1">class</text:span><text:span text:style-name="T4"> Account {</text:span></text:p>
      <text:p text:style-name="P1"><text:span text:style-name="T4"><text:s text:c="4"/></text:span><text:span text:style-name="T1">protected</text:span><text:span text:style-name="T4"> </text:span><text:span text:style-name="T1">double</text:span><text:span text:style-name="T4"> </text:span><text:span text:style-name="T8">balance</text:span><text:span text:style-name="T4">;</text:span></text:p>
      <text:p text:style-name="P3"/>
      <text:p text:style-name="P1"><text:span text:style-name="T4"><text:s text:c="4"/></text:span><text:span text:style-name="T1">public</text:span><text:span text:style-name="T4"> Account(</text:span><text:span text:style-name="T1">double</text:span><text:span text:style-name="T4"> </text:span><text:span text:style-name="T11">initBalance</text:span><text:span text:style-name="T4">) {</text:span></text:p>
      <text:p text:style-name="P1"><text:span text:style-name="T4"><text:s text:c="8"/></text:span><text:span text:style-name="T1">this</text:span><text:span text:style-name="T4">.</text:span><text:span text:style-name="T8">balance</text:span><text:span text:style-name="T4"> = </text:span><text:span text:style-name="T11">initBalance</text:span><text:span text:style-name="T4">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">public</text:span><text:span text:style-name="T4"> </text:span><text:span text:style-name="T1">double</text:span><text:span text:style-name="T4"> getBalance() {</text:span></text:p>
      <text:p text:style-name="P1"><text:span text:style-name="T4"><text:s text:c="8"/></text:span><text:span text:style-name="T1">return</text:span><text:span text:style-name="T4"> </text:span><text:span text:style-name="T8">balance</text:span><text:span text:style-name="T4">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">public</text:span><text:span text:style-name="T4"> </text:span><text:span text:style-name="T1">boolean</text:span><text:span text:style-name="T4"> deposit(</text:span><text:span text:style-name="T1">double</text:span><text:span text:style-name="T4"> </text:span><text:span text:style-name="T11">amt</text:span><text:span text:style-name="T4">) {</text:span></text:p>
      <text:p text:style-name="P1"><text:span text:style-name="T4"><text:s text:c="8"/></text:span><text:span text:style-name="T1">if</text:span><text:span text:style-name="T4"> (</text:span><text:span text:style-name="T11">amt</text:span><text:span text:style-name="T4"> &gt; 0) {</text:span></text:p>
      <text:p text:style-name="P1"><text:span text:style-name="T4"><text:s text:c="12"/></text:span><text:span text:style-name="T8">balance</text:span><text:span text:style-name="T4"> = </text:span><text:span text:style-name="T8">balance</text:span><text:span text:style-name="T4">+</text:span><text:span text:style-name="T11">amt</text:span><text:span text:style-name="T4">;</text:span></text:p>
      <text:p text:style-name="P1"><text:span text:style-name="T4"><text:s text:c="12"/></text:span><text:span text:style-name="T1">return</text:span><text:span text:style-name="T4"> </text:span><text:span text:style-name="T1">true</text:span><text:span text:style-name="T4">;</text:span></text:p>
      <text:p text:style-name="P1"><text:span text:style-name="T4"><text:s text:c="8"/>}</text:span></text:p>
      <text:p text:style-name="P1"><text:span text:style-name="T4"><text:s text:c="8"/></text:span><text:span text:style-name="T1">return</text:span><text:span text:style-name="T4"> </text:span><text:span text:style-name="T1">false</text:span><text:span text:style-name="T4">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">public</text:span><text:span text:style-name="T4"> </text:span><text:span text:style-name="T1">boolean</text:span><text:span text:style-name="T4"> withdraw(</text:span><text:span text:style-name="T1">double</text:span><text:span text:style-name="T4"> </text:span><text:span text:style-name="T11">amt</text:span><text:span text:style-name="T4">) {</text:span></text:p>
      <text:p text:style-name="P1"><text:span text:style-name="T4"><text:s text:c="8"/></text:span><text:span text:style-name="T1">if</text:span><text:span text:style-name="T4"> (</text:span><text:span text:style-name="T11">amt</text:span><text:span text:style-name="T4"> &gt; 0 &amp;&amp; </text:span><text:span text:style-name="T11">amt</text:span><text:span text:style-name="T4"> &lt;= </text:span><text:span text:style-name="T8">balance</text:span><text:span text:style-name="T4">) {</text:span></text:p>
      <text:p text:style-name="P1"><text:span text:style-name="T4"><text:s text:c="12"/></text:span><text:span text:style-name="T8">balance</text:span><text:span text:style-name="T4"> = </text:span><text:span text:style-name="T8">balance</text:span><text:span text:style-name="T4">-</text:span><text:span text:style-name="T11">amt</text:span><text:span text:style-name="T4">;</text:span></text:p>
      <text:p text:style-name="P1"><text:span text:style-name="T4"><text:s text:c="12"/></text:span><text:span text:style-name="T1">return</text:span><text:span text:style-name="T4"> </text:span><text:span text:style-name="T1">true</text:span><text:span text:style-name="T4">;</text:span></text:p>
      <text:p text:style-name="P1"><text:span text:style-name="T4"><text:s text:c="8"/>}</text:span></text:p>
      <text:p text:style-name="P1"><text:span text:style-name="T4"><text:s text:c="8"/></text:span><text:span text:style-name="T1">return</text:span><text:span text:style-name="T4"> </text:span><text:span text:style-name="T1">false</text:span><text:span text:style-name="T4">;</text:span></text:p>
      <text:p text:style-name="P1"><text:span text:style-name="T4"><text:s text:c="4"/>}</text:span></text:p>
      <text:p text:style-name="P1"><text:span text:style-name="T4">}</text:span></text:p>
      <text:p text:style-name="P1"><text:span text:style-name="T4"/></text:p>
      <text:p text:style-name="P3"><text:span text:style-name="T3">package</text:span><text:span text:style-name="T7"> com.java.dailyExercisesday4;</text:span></text:p>
      <text:p text:style-name="P3"/>
      <text:p text:style-name="P1"><text:span text:style-name="T1">class</text:span><text:span text:style-name="T4"> SavingsAccount </text:span><text:span text:style-name="T1">extends</text:span><text:span text:style-name="T4"> Account {</text:span></text:p>
      <text:p text:style-name="P1"><text:span text:style-name="T4"><text:s text:c="4"/></text:span><text:span text:style-name="T1">private</text:span><text:span text:style-name="T4"> </text:span><text:span text:style-name="T1">double</text:span><text:span text:style-name="T4"> </text:span><text:span text:style-name="T8">interestRate</text:span><text:span text:style-name="T4">;</text:span></text:p>
      <text:p text:style-name="P3"/>
      <text:p text:style-name="P1"><text:span text:style-name="T4"><text:s text:c="4"/></text:span><text:span text:style-name="T1">public</text:span><text:span text:style-name="T4"> SavingsAccount(</text:span><text:span text:style-name="T1">double</text:span><text:span text:style-name="T4"> </text:span><text:span text:style-name="T11">initBalance</text:span><text:span text:style-name="T4">, </text:span><text:span text:style-name="T1">double</text:span><text:span text:style-name="T4"> </text:span><text:span text:style-name="T11">interestRate</text:span><text:span text:style-name="T4">) {</text:span></text:p>
      <text:p text:style-name="P1"><text:span text:style-name="T4"><text:s text:c="8"/></text:span><text:span text:style-name="T1">super</text:span><text:span text:style-name="T4">(</text:span><text:span text:style-name="T11">initBalance</text:span><text:span text:style-name="T4">);</text:span></text:p>
      <text:p text:style-name="P1"><text:span text:style-name="T4"><text:s text:c="8"/></text:span><text:span text:style-name="T1">this</text:span><text:span text:style-name="T4">.</text:span><text:span text:style-name="T8">interestRate</text:span><text:span text:style-name="T4"> = </text:span><text:span text:style-name="T11">interestRate</text:span><text:span text:style-name="T4">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">public</text:span><text:span text:style-name="T4"> </text:span><text:span text:style-name="T1">double</text:span><text:span text:style-name="T4"> getInterestRate() {</text:span></text:p>
      <text:p text:style-name="P1"><text:span text:style-name="T4"><text:s text:c="8"/></text:span><text:span text:style-name="T1">return</text:span><text:span text:style-name="T4"> </text:span><text:span text:style-name="T8">interestRate</text:span><text:span text:style-name="T4">;</text:span></text:p>
      <text:p text:style-name="P1"><text:span text:style-name="T4"><text:s text:c="4"/>}</text:span></text:p>
      <text:p text:style-name="P1"><text:span text:style-name="T4">}</text:span></text:p>
      <text:p text:style-name="P3"/>
      <text:p text:style-name="P1"><text:span text:style-name="T1">class</text:span><text:span text:style-name="T4"> CheckingAccount1 </text:span><text:span text:style-name="T1">extends</text:span><text:span text:style-name="T4"> Account {</text:span></text:p>
      <text:p text:style-name="P1"><text:span text:style-name="T4"><text:s text:c="4"/></text:span><text:span text:style-name="T1">private</text:span><text:span text:style-name="T4"> </text:span><text:span text:style-name="T1">double</text:span><text:span text:style-name="T4"> </text:span><text:span text:style-name="T8">overdraftAmount</text:span><text:span text:style-name="T4">;</text:span></text:p>
      <text:p text:style-name="P3"/>
      <text:p text:style-name="P1"><text:span text:style-name="T4"><text:s text:c="4"/></text:span><text:span text:style-name="T1">public</text:span><text:span text:style-name="T4"> CheckingAccount1(</text:span><text:span text:style-name="T1">double</text:span><text:span text:style-name="T4"> </text:span><text:span text:style-name="T11">initBalance</text:span><text:span text:style-name="T4">, </text:span><text:span text:style-name="T1">double</text:span><text:span text:style-name="T4"> </text:span><text:span text:style-name="T11">overdraft</text:span><text:span text:style-name="T4">) {</text:span></text:p>
      <text:p text:style-name="P1"><text:span text:style-name="T4"><text:s text:c="8"/></text:span><text:span text:style-name="T1">super</text:span><text:span text:style-name="T4">(</text:span><text:span text:style-name="T11">initBalance</text:span><text:span text:style-name="T4">);</text:span></text:p>
      <text:p text:style-name="P1"><text:span text:style-name="T4"><text:s text:c="8"/></text:span><text:span text:style-name="T1">this</text:span><text:span text:style-name="T4">.</text:span><text:span text:style-name="T8">overdraftAmount</text:span><text:span text:style-name="T4"> = </text:span><text:span text:style-name="T11">overdraft</text:span><text:span text:style-name="T4">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">public</text:span><text:span text:style-name="T4"> CheckingAccount1(</text:span><text:span text:style-name="T1">double</text:span><text:span text:style-name="T4"> </text:span><text:span text:style-name="T11">initBalance</text:span><text:span text:style-name="T4">) {</text:span></text:p>
      <text:p text:style-name="P1"><text:span text:style-name="T4"><text:s text:c="8"/></text:span><text:span text:style-name="T1">this</text:span><text:span text:style-name="T4">(</text:span><text:span text:style-name="T11">initBalance</text:span><text:span text:style-name="T4">, 0.0)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6">@Override</text:span></text:p>
      <text:p text:style-name="P1"><text:span text:style-name="T4"><text:s text:c="4"/></text:span><text:span text:style-name="T1">public</text:span><text:span text:style-name="T4"> </text:span><text:span text:style-name="T1">boolean</text:span><text:span text:style-name="T4"> withdraw(</text:span><text:span text:style-name="T1">double</text:span><text:span text:style-name="T4"> </text:span><text:span text:style-name="T11">amt</text:span><text:span text:style-name="T4">) {</text:span></text:p>
      <text:p text:style-name="P1"><text:span text:style-name="T4"><text:s text:c="8"/></text:span><text:span text:style-name="T1">if</text:span><text:span text:style-name="T4"> (</text:span><text:span text:style-name="T11">amt</text:span><text:span text:style-name="T4"> &gt; 0 &amp;&amp; </text:span><text:span text:style-name="T11">amt</text:span><text:span text:style-name="T4"> &lt;= (</text:span><text:span text:style-name="T8">balance</text:span><text:span text:style-name="T4"> + </text:span><text:span text:style-name="T8">overdraftAmount</text:span><text:span text:style-name="T4">)) {</text:span></text:p>
      <text:p text:style-name="P1"><text:span text:style-name="T4"><text:s text:c="12"/></text:span><text:span text:style-name="T8">balance</text:span><text:span text:style-name="T4"> -= </text:span><text:span text:style-name="T11">amt</text:span><text:span text:style-name="T4">;</text:span></text:p>
      <text:p text:style-name="P1"><text:soft-page-break/><text:span text:style-name="T4"><text:s text:c="12"/></text:span><text:span text:style-name="T1">return</text:span><text:span text:style-name="T4"> </text:span><text:span text:style-name="T1">true</text:span><text:span text:style-name="T4">;</text:span></text:p>
      <text:p text:style-name="P1"><text:span text:style-name="T4"><text:s text:c="8"/>}</text:span></text:p>
      <text:p text:style-name="P1"><text:span text:style-name="T4"><text:s text:c="8"/></text:span><text:span text:style-name="T1">return</text:span><text:span text:style-name="T4"> </text:span><text:span text:style-name="T1">false</text:span><text:span text:style-name="T4">;</text:span></text:p>
      <text:p text:style-name="P1"><text:span text:style-name="T4"><text:s text:c="4"/>}</text:span></text:p>
      <text:p text:style-name="P1"><text:span text:style-name="T4">}</text:span></text:p>
      <text:p text:style-name="P3"/>
      <text:p text:style-name="P5"><text:span text:style-name="T1">package</text:span><text:span text:style-name="T4"> com.java.dailyExercisesday4;</text:span></text:p>
      <text:p text:style-name="P3"/>
      <text:p text:style-name="P1"><text:span text:style-name="T1">public</text:span><text:span text:style-name="T4"> </text:span><text:span text:style-name="T1">class</text:span><text:span text:style-name="T4"> Accountdemo {</text:span></text:p>
      <text:p text:style-name="P1"><text:span text:style-name="T4"><text:s text:c="4"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11">args</text:span><text:span text:style-name="T4">) {</text:span></text:p>
      <text:p text:style-name="P1"><text:span text:style-name="T4"><text:s text:c="8"/></text:span><text:span text:style-name="T13">// Testing Account class</text:span></text:p>
      <text:p text:style-name="P1"><text:span text:style-name="T4"><text:s text:c="8"/>Account </text:span><text:span text:style-name="T11">account</text:span><text:span text:style-name="T4"> = </text:span><text:span text:style-name="T1">new</text:span><text:span text:style-name="T4"> Account(1000);</text:span></text:p>
      <text:p text:style-name="P1"><text:span text:style-name="T4"><text:s text:c="8"/>System.</text:span><text:span text:style-name="T9">out</text:span><text:span text:style-name="T4">.println(</text:span><text:span text:style-name="T15">"Account balance: $"</text:span><text:span text:style-name="T4"> + </text:span><text:span text:style-name="T11">account</text:span><text:span text:style-name="T4">.getBalance());</text:span></text:p>
      <text:p text:style-name="P1"><text:span text:style-name="T4"><text:s text:c="8"/></text:span><text:span text:style-name="T11">account</text:span><text:span text:style-name="T4">.deposit(500);</text:span></text:p>
      <text:p text:style-name="P1"><text:span text:style-name="T4"><text:s text:c="8"/>System.</text:span><text:span text:style-name="T9">out</text:span><text:span text:style-name="T4">.println(</text:span><text:span text:style-name="T15">"Account balance after deposit: $"</text:span><text:span text:style-name="T4"> + </text:span><text:span text:style-name="T11">account</text:span><text:span text:style-name="T4">.getBalance());</text:span></text:p>
      <text:p text:style-name="P1"><text:span text:style-name="T4"><text:s text:c="8"/></text:span><text:span text:style-name="T11">account</text:span><text:span text:style-name="T4">.withdraw(200);</text:span></text:p>
      <text:p text:style-name="P1"><text:span text:style-name="T4"><text:s text:c="8"/>System.</text:span><text:span text:style-name="T9">out</text:span><text:span text:style-name="T4">.println(</text:span><text:span text:style-name="T15">"Account balance after withdrawal: $"</text:span><text:span text:style-name="T4"> + </text:span><text:span text:style-name="T11">account</text:span><text:span text:style-name="T4">.getBalance());</text:span></text:p>
      <text:p text:style-name="P3"/>
      <text:p text:style-name="P1"><text:span text:style-name="T4"><text:s text:c="8"/></text:span><text:span text:style-name="T13">// Testing SavingsAccount class</text:span></text:p>
      <text:p text:style-name="P1"><text:span text:style-name="T4"><text:s text:c="8"/>SavingsAccount </text:span><text:span text:style-name="T11">savingsAccount</text:span><text:span text:style-name="T4"> = </text:span><text:span text:style-name="T1">new</text:span><text:span text:style-name="T4"> SavingsAccount(1000, 0.05);</text:span></text:p>
      <text:p text:style-name="P1"><text:span text:style-name="T4"><text:s text:c="8"/>System.</text:span><text:span text:style-name="T9">out</text:span><text:span text:style-name="T4">.println(</text:span><text:span text:style-name="T15">"SavingsAccount balance: $"</text:span><text:span text:style-name="T4"> + </text:span><text:span text:style-name="T11">savingsAccount</text:span><text:span text:style-name="T4">.getBalance());</text:span></text:p>
      <text:p text:style-name="P1"><text:span text:style-name="T4"><text:s text:c="8"/>System.</text:span><text:span text:style-name="T9">out</text:span><text:span text:style-name="T4">.println(</text:span><text:span text:style-name="T15">"SavingsAccount interest rate: "</text:span><text:span text:style-name="T4"> + </text:span><text:span text:style-name="T11">savingsAccount</text:span><text:span text:style-name="T4">.getInterestRate());</text:span></text:p>
      <text:p text:style-name="P1"><text:span text:style-name="T4"><text:s text:c="8"/></text:span><text:span text:style-name="T11">savingsAccount</text:span><text:span text:style-name="T4">.deposit(500);</text:span></text:p>
      <text:p text:style-name="P1"><text:span text:style-name="T4"><text:s text:c="8"/>System.</text:span><text:span text:style-name="T9">out</text:span><text:span text:style-name="T4">.println(</text:span><text:span text:style-name="T15">"SavingsAccount balance after deposit: $"</text:span><text:span text:style-name="T4"> + </text:span><text:span text:style-name="T11">savingsAccount</text:span><text:span text:style-name="T4">.getBalance());</text:span></text:p>
      <text:p text:style-name="P1"><text:span text:style-name="T4"><text:s text:c="8"/></text:span><text:span text:style-name="T11">savingsAccount</text:span><text:span text:style-name="T4">.withdraw(200);</text:span></text:p>
      <text:p text:style-name="P1"><text:span text:style-name="T4"><text:s text:c="8"/>System.</text:span><text:span text:style-name="T9">out</text:span><text:span text:style-name="T4">.println(</text:span><text:span text:style-name="T15">"SavingsAccount balance after withdrawal: $"</text:span><text:span text:style-name="T4"> + </text:span><text:span text:style-name="T11">savingsAccount</text:span><text:span text:style-name="T4">.getBalance());</text:span></text:p>
      <text:p text:style-name="P3"/>
      <text:p text:style-name="P1"><text:span text:style-name="T4"><text:s text:c="8"/></text:span><text:span text:style-name="T13">// Testing CheckingAccount class</text:span></text:p>
      <text:p text:style-name="P1"><text:span text:style-name="T4"><text:s text:c="8"/>CheckingAccount1 </text:span><text:span text:style-name="T11">checkingAccount1</text:span><text:span text:style-name="T4"> = </text:span><text:span text:style-name="T1">new</text:span><text:span text:style-name="T4"> CheckingAccount1(1000, 500);</text:span></text:p>
      <text:p text:style-name="P1"><text:span text:style-name="T4"><text:s text:c="8"/>System.</text:span><text:span text:style-name="T9">out</text:span><text:span text:style-name="T4">.println(</text:span><text:span text:style-name="T15">"CheckingAccount1 balance: $"</text:span><text:span text:style-name="T4"> + </text:span><text:span text:style-name="T11">checkingAccount1</text:span><text:span text:style-name="T4">.getBalance());</text:span></text:p>
      <text:p text:style-name="P1"><text:span text:style-name="T4"><text:s text:c="8"/></text:span><text:span text:style-name="T11">checkingAccount1</text:span><text:span text:style-name="T4">.deposit(500);</text:span></text:p>
      <text:p text:style-name="P1"><text:span text:style-name="T4"><text:s text:c="8"/>System.</text:span><text:span text:style-name="T9">out</text:span><text:span text:style-name="T4">.println(</text:span><text:span text:style-name="T15">"CheckingAccount1 balance after deposit: $"</text:span><text:span text:style-name="T4"> + </text:span><text:span text:style-name="T11">checkingAccount1</text:span><text:span text:style-name="T4">.getBalance());</text:span></text:p>
      <text:p text:style-name="P1"><text:span text:style-name="T4"><text:s text:c="8"/></text:span><text:span text:style-name="T11">checkingAccount1</text:span><text:span text:style-name="T4">.withdraw(2000); </text:span><text:span text:style-name="T13">// This will succeed due to overdraft</text:span></text:p>
      <text:p text:style-name="P1"><text:span text:style-name="T4"><text:s text:c="8"/>System.</text:span><text:span text:style-name="T9">out</text:span><text:span text:style-name="T4">.println(</text:span><text:span text:style-name="T15">"CheckingAccount1 balance after withdrawal: $"</text:span><text:span text:style-name="T4"> + </text:span><text:span text:style-name="T11">checkingAccount1</text:span><text:span text:style-name="T4">.getBalance());</text:span></text:p>
      <text:p text:style-name="P3"/>
      <text:p text:style-name="P1"><text:span text:style-name="T4"><text:s text:c="8"/>CheckingAccount1 </text:span><text:span text:style-name="T11">checkingAccount2</text:span><text:span text:style-name="T4"> = </text:span><text:span text:style-name="T1">new</text:span><text:span text:style-name="T4"> CheckingAccount1(1000);</text:span></text:p>
      <text:p text:style-name="P1"><text:span text:style-name="T4"><text:s text:c="8"/>System.</text:span><text:span text:style-name="T9">out</text:span><text:span text:style-name="T4">.println(</text:span><text:span text:style-name="T15">"CheckingAccount2 balance: $"</text:span><text:span text:style-name="T4"> + </text:span><text:span text:style-name="T11">checkingAccount2</text:span><text:span text:style-name="T4">.getBalance());</text:span></text:p>
      <text:p text:style-name="P1"><text:span text:style-name="T4"><text:s text:c="8"/></text:span><text:span text:style-name="T11">checkingAccount2</text:span><text:span text:style-name="T4">.deposit(500);</text:span></text:p>
      <text:p text:style-name="P1"><text:span text:style-name="T4"><text:s text:c="8"/>System.</text:span><text:span text:style-name="T9">out</text:span><text:span text:style-name="T4">.println(</text:span><text:span text:style-name="T15">"CheckingAccount2 balance after deposit: $"</text:span><text:span text:style-name="T4"> + </text:span><text:span text:style-name="T11">checkingAccount2</text:span><text:span text:style-name="T4">.getBalance());</text:span></text:p>
      <text:p text:style-name="P1"><text:span text:style-name="T4"><text:s text:c="8"/></text:span><text:span text:style-name="T11">checkingAccount2</text:span><text:span text:style-name="T4">.withdraw(2000); </text:span><text:span text:style-name="T13">// This will fail due to no overdraft</text:span></text:p>
      <text:p text:style-name="P1"><text:span text:style-name="T4"><text:s text:c="8"/>System.</text:span><text:span text:style-name="T9">out</text:span><text:span text:style-name="T4">.println(</text:span><text:span text:style-name="T15">"CheckingAccount2 balance after attempted withdrawal: $"</text:span><text:span text:style-name="T4"> + </text:span><text:span text:style-name="T11">checkingAccount2</text:span><text:span text:style-name="T4">.getBalance());</text:span></text:p>
      <text:p text:style-name="P1"><text:span text:style-name="T4"><text:s text:c="4"/>}</text:span></text:p>
      <text:p text:style-name="P4"><text:span text:style-name="T4">}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6"><text:span text:style-name="T5">2.</text:span><text:span text:style-name="T1">package</text:span><text:span text:style-name="T4"> com.java.dailyExercisesday4;</text:span></text:p>
      <text:p text:style-name="P1"><text:span text:style-name="T1">class</text:span><text:span text:style-name="T4"> Animal {</text:span></text:p>
      <text:p text:style-name="P1"><text:span text:style-name="T4"><text:s/></text:span><text:span text:style-name="T1">public</text:span><text:span text:style-name="T4"> </text:span><text:span text:style-name="T1">void</text:span><text:span text:style-name="T4"> shout() {</text:span></text:p>
      <text:p text:style-name="P1"><text:soft-page-break/><text:span text:style-name="T4"><text:s text:c="5"/>System.</text:span><text:span text:style-name="T9">out</text:span><text:span text:style-name="T4">.println(</text:span><text:span text:style-name="T15">"Some generic animal sound"</text:span><text:span text:style-name="T4">);</text:span></text:p>
      <text:p text:style-name="P1"><text:span text:style-name="T4"><text:s/>}</text:span></text:p>
      <text:p text:style-name="P1"><text:span text:style-name="T4">}</text:span></text:p>
      <text:p text:style-name="P1"><text:span text:style-name="T1">class</text:span><text:span text:style-name="T4"> Cat </text:span><text:span text:style-name="T1">extends</text:span><text:span text:style-name="T4"> Animal {</text:span></text:p>
      <text:p text:style-name="P1"><text:span text:style-name="T4"><text:tab/> </text:span><text:span text:style-name="T16">@Override</text:span></text:p>
      <text:p text:style-name="P1"><text:span text:style-name="T4"><text:tab/> </text:span><text:span text:style-name="T1">public</text:span><text:span text:style-name="T4"> </text:span><text:span text:style-name="T1">void</text:span><text:span text:style-name="T4"> shout() {</text:span></text:p>
      <text:p text:style-name="P1"><text:span text:style-name="T4"><text:tab/> <text:s text:c="4"/>System.</text:span><text:span text:style-name="T9">out</text:span><text:span text:style-name="T4">.println(</text:span><text:span text:style-name="T15">"Meow! Meow!"</text:span><text:span text:style-name="T4">);</text:span></text:p>
      <text:p text:style-name="P1"><text:span text:style-name="T4"><text:tab/> }</text:span></text:p>
      <text:p text:style-name="P1"><text:span text:style-name="T4">}</text:span></text:p>
      <text:p text:style-name="P1"><text:span text:style-name="T1">package</text:span><text:span text:style-name="T4"> com.java.dailyExercisesday4;</text:span></text:p>
      <text:p text:style-name="P3"/>
      <text:p text:style-name="P1"><text:span text:style-name="T1">class</text:span><text:span text:style-name="T4"> Dog </text:span><text:span text:style-name="T1">extends</text:span><text:span text:style-name="T4"> Animal {</text:span></text:p>
      <text:p text:style-name="P1"><text:span text:style-name="T4"><text:tab/> </text:span><text:span text:style-name="T16">@Override</text:span></text:p>
      <text:p text:style-name="P1"><text:span text:style-name="T4"><text:tab/> </text:span><text:span text:style-name="T1">public</text:span><text:span text:style-name="T4"> </text:span><text:span text:style-name="T1">void</text:span><text:span text:style-name="T4"> shout() {</text:span></text:p>
      <text:p text:style-name="P1"><text:span text:style-name="T4"><text:tab/> <text:s text:c="4"/>System.</text:span><text:span text:style-name="T9">out</text:span><text:span text:style-name="T4">.println(</text:span><text:span text:style-name="T15">"Woof! Woof!"</text:span><text:span text:style-name="T4">);</text:span></text:p>
      <text:p text:style-name="P1"><text:span text:style-name="T4"><text:tab/> }</text:span></text:p>
      <text:p text:style-name="P1"><text:span text:style-name="T4">}</text:span></text:p>
      <text:p text:style-name="P1"><text:span text:style-name="T1">package</text:span><text:span text:style-name="T4"> com.java.dailyExercisesday4;</text:span></text:p>
      <text:p text:style-name="P3"/>
      <text:p text:style-name="P1"><text:span text:style-name="T1">class</text:span><text:span text:style-name="T4"> Horse </text:span><text:span text:style-name="T1">extends</text:span><text:span text:style-name="T4"> Animal {</text:span></text:p>
      <text:p text:style-name="P1"><text:span text:style-name="T4"><text:tab/> </text:span><text:span text:style-name="T16">@Override</text:span></text:p>
      <text:p text:style-name="P1"><text:span text:style-name="T4"><text:tab/> </text:span><text:span text:style-name="T1">public</text:span><text:span text:style-name="T4"> </text:span><text:span text:style-name="T1">void</text:span><text:span text:style-name="T4"> shout() {</text:span></text:p>
      <text:p text:style-name="P1"><text:span text:style-name="T4"><text:tab/> <text:s text:c="4"/>System.</text:span><text:span text:style-name="T9">out</text:span><text:span text:style-name="T4">.println(</text:span><text:span text:style-name="T15">"Neigh! Neigh!"</text:span><text:span text:style-name="T4">);</text:span></text:p>
      <text:p text:style-name="P1"><text:span text:style-name="T4"><text:tab/> }</text:span></text:p>
      <text:p text:style-name="P1"><text:span text:style-name="T4">}</text:span></text:p>
      <text:p text:style-name="P5"><text:span text:style-name="T1">package</text:span><text:span text:style-name="T4"> com.java.dailyExercisesday4;</text:span></text:p>
      <text:p text:style-name="P3"/>
      <text:p text:style-name="P1"><text:span text:style-name="T1">public</text:span><text:span text:style-name="T4"> </text:span><text:span text:style-name="T1">class</text:span><text:span text:style-name="T4"> Animaldemo {</text:span></text:p>
      <text:p text:style-name="P3"/>
      <text:p text:style-name="P1"><text:span text:style-name="T4"><text:tab/><text:tab/> 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11">args</text:span><text:span text:style-name="T4">) {</text:span></text:p>
      <text:p text:style-name="P1"><text:span text:style-name="T4"><text:tab/><text:tab/> <text:s text:c="4"/></text:span><text:span text:style-name="T13">// Creating instances of Animal subclasses</text:span></text:p>
      <text:p text:style-name="P1"><text:span text:style-name="T4"><text:tab/><text:tab/> <text:s text:c="4"/>Animal </text:span><text:span text:style-name="T11">dog</text:span><text:span text:style-name="T4"> = </text:span><text:span text:style-name="T1">new</text:span><text:span text:style-name="T4"> Dog();</text:span></text:p>
      <text:p text:style-name="P1"><text:span text:style-name="T4"><text:tab/><text:tab/> <text:s text:c="4"/>Animal </text:span><text:span text:style-name="T11">horse</text:span><text:span text:style-name="T4"> = </text:span><text:span text:style-name="T1">new</text:span><text:span text:style-name="T4"> Horse();</text:span></text:p>
      <text:p text:style-name="P1"><text:span text:style-name="T4"><text:tab/><text:tab/> <text:s text:c="4"/>Animal </text:span><text:span text:style-name="T11">cat</text:span><text:span text:style-name="T4"> = </text:span><text:span text:style-name="T1">new</text:span><text:span text:style-name="T4"> Cat();</text:span></text:p>
      <text:p text:style-name="P3"/>
      <text:p text:style-name="P1"><text:span text:style-name="T4"><text:tab/><text:tab/> <text:s text:c="4"/></text:span><text:span text:style-name="T13">// Making each animal shout using the Animal variable</text:span></text:p>
      <text:p text:style-name="P1"><text:span text:style-name="T4"><text:tab/><text:tab/> <text:s text:c="4"/></text:span><text:span text:style-name="T11">dog</text:span><text:span text:style-name="T4">.shout(); <text:s text:c="2"/></text:span><text:span text:style-name="T13">// Outputs: Woof! Woof!</text:span></text:p>
      <text:p text:style-name="P1"><text:span text:style-name="T4"><text:tab/><text:tab/> <text:s text:c="4"/></text:span><text:span text:style-name="T11">horse</text:span><text:span text:style-name="T4">.shout(); </text:span><text:span text:style-name="T13">// Outputs: Neigh! Neigh!</text:span></text:p>
      <text:p text:style-name="P1"><text:span text:style-name="T4"><text:tab/><text:tab/> <text:s text:c="4"/></text:span><text:span text:style-name="T11">cat</text:span><text:span text:style-name="T4">.shout(); <text:s text:c="2"/></text:span><text:span text:style-name="T13">// Outputs: </text:span><text:span text:style-name="T14">Meow</text:span><text:span text:style-name="T13">! </text:span><text:span text:style-name="T14">Meow</text:span><text:span text:style-name="T13">!</text:span></text:p>
      <text:p text:style-name="P1"><text:span text:style-name="T4"><text:tab/><text:tab/> </text:span></text:p>
      <text:p text:style-name="P1"><text:span text:style-name="T4"><text:tab/><text:tab/>}</text:span></text:p>
      <text:p text:style-name="P3"/>
      <text:p text:style-name="P1"><text:span text:style-name="T4">}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6"><text:span text:style-name="T5">3.</text:span><text:span text:style-name="T1">package</text:span><text:span text:style-name="T4"> com.java.dailyExercisesday4;</text:span></text:p>
      <text:p text:style-name="P3"/>
      <text:p text:style-name="P1"><text:span text:style-name="T1">class</text:span><text:span text:style-name="T4"> Car {</text:span></text:p>
      <text:p text:style-name="P1"><text:span text:style-name="T4"><text:s text:c="4"/></text:span><text:span text:style-name="T1">protected</text:span><text:span text:style-name="T4"> </text:span><text:span text:style-name="T1">int</text:span><text:span text:style-name="T4"> </text:span><text:span text:style-name="T8">speed</text:span><text:span text:style-name="T4">;</text:span></text:p>
      <text:p text:style-name="P1"><text:span text:style-name="T4"><text:s text:c="4"/></text:span><text:span text:style-name="T1">protected</text:span><text:span text:style-name="T4"> </text:span><text:span text:style-name="T1">int</text:span><text:span text:style-name="T4"> </text:span><text:span text:style-name="T8">noOfGear</text:span><text:span text:style-name="T4">;</text:span></text:p>
      <text:p text:style-name="P3"/>
      <text:p text:style-name="P1"><text:span text:style-name="T4"><text:s text:c="4"/></text:span><text:span text:style-name="T1">public</text:span><text:span text:style-name="T4"> Car() {</text:span></text:p>
      <text:p text:style-name="P1"><text:span text:style-name="T4"><text:s text:c="8"/></text:span><text:span text:style-name="T1">this</text:span><text:span text:style-name="T4">.</text:span><text:span text:style-name="T8">speed</text:span><text:span text:style-name="T4"> = 0;</text:span></text:p>
      <text:p text:style-name="P1"><text:span text:style-name="T4"><text:s text:c="8"/></text:span><text:span text:style-name="T1">this</text:span><text:span text:style-name="T4">.</text:span><text:span text:style-name="T8">noOfGear</text:span><text:span text:style-name="T4"> = 0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">public</text:span><text:span text:style-name="T4"> </text:span><text:span text:style-name="T1">void</text:span><text:span text:style-name="T4"> drive(</text:span><text:span text:style-name="T1">int</text:span><text:span text:style-name="T4"> </text:span><text:span text:style-name="T11">speed</text:span><text:span text:style-name="T4">, </text:span><text:span text:style-name="T1">int</text:span><text:span text:style-name="T4"> </text:span><text:span text:style-name="T11">noOfGear</text:span><text:span text:style-name="T4">) {</text:span></text:p>
      <text:p text:style-name="P1"><text:span text:style-name="T4"><text:s text:c="8"/></text:span><text:span text:style-name="T1">this</text:span><text:span text:style-name="T4">.</text:span><text:span text:style-name="T8">speed</text:span><text:span text:style-name="T4"> = </text:span><text:span text:style-name="T11">speed</text:span><text:span text:style-name="T4">;</text:span></text:p>
      <text:p text:style-name="P1"><text:span text:style-name="T4"><text:s text:c="8"/></text:span><text:span text:style-name="T1">this</text:span><text:span text:style-name="T4">.</text:span><text:span text:style-name="T8">noOfGear</text:span><text:span text:style-name="T4"> = </text:span><text:span text:style-name="T11">noOfGear</text:span><text:span text:style-name="T4">;</text:span></text:p>
      <text:p text:style-name="P1"><text:span text:style-name="T4"><text:s text:c="4"/>}</text:span></text:p>
      <text:p text:style-name="P3"/>
      <text:p text:style-name="P1"><text:soft-page-break/><text:span text:style-name="T4"><text:s text:c="4"/></text:span><text:span text:style-name="T1">public</text:span><text:span text:style-name="T4"> </text:span><text:span text:style-name="T1">void</text:span><text:span text:style-name="T4"> display() {</text:span></text:p>
      <text:p text:style-name="P1"><text:span text:style-name="T4"><text:s text:c="8"/>System.</text:span><text:span text:style-name="T9">out</text:span><text:span text:style-name="T4">.println(</text:span><text:span text:style-name="T15">"Speed: "</text:span><text:span text:style-name="T4"> + </text:span><text:span text:style-name="T8">speed</text:span><text:span text:style-name="T4"> + </text:span><text:span text:style-name="T15">" km/h"</text:span><text:span text:style-name="T4">);</text:span></text:p>
      <text:p text:style-name="P1"><text:span text:style-name="T4"><text:s text:c="8"/>System.</text:span><text:span text:style-name="T9">out</text:span><text:span text:style-name="T4">.println(</text:span><text:span text:style-name="T15">"Number of Gears: "</text:span><text:span text:style-name="T4"> + </text:span><text:span text:style-name="T8">noOfGear</text:span><text:span text:style-name="T4">);</text:span></text:p>
      <text:p text:style-name="P1"><text:span text:style-name="T4"><text:s text:c="4"/>}</text:span></text:p>
      <text:p text:style-name="P1"><text:span text:style-name="T4">}</text:span></text:p>
      <text:p text:style-name="P3"/>
      <text:p text:style-name="P1"><text:span text:style-name="T1">class</text:span><text:span text:style-name="T4"> SportCar </text:span><text:span text:style-name="T1">extends</text:span><text:span text:style-name="T4"> Car {</text:span></text:p>
      <text:p text:style-name="P1"><text:span text:style-name="T4"><text:tab/></text:span></text:p>
      <text:p text:style-name="P1"><text:span text:style-name="T4"><text:s text:c="4"/></text:span><text:span text:style-name="T1">private</text:span><text:span text:style-name="T4"> String </text:span><text:span text:style-name="T8">AirBallonType</text:span><text:span text:style-name="T4">;</text:span></text:p>
      <text:p text:style-name="P3"/>
      <text:p text:style-name="P1"><text:span text:style-name="T4"><text:s text:c="4"/></text:span><text:span text:style-name="T1">public</text:span><text:span text:style-name="T4"> SportCar() {</text:span></text:p>
      <text:p text:style-name="P1"><text:span text:style-name="T4"><text:s text:c="8"/></text:span><text:span text:style-name="T1">super</text:span><text:span text:style-name="T4">();</text:span></text:p>
      <text:p text:style-name="P1"><text:span text:style-name="T4"><text:s text:c="8"/></text:span><text:span text:style-name="T1">this</text:span><text:span text:style-name="T4">.</text:span><text:span text:style-name="T8">AirBallonType</text:span><text:span text:style-name="T4"> = </text:span><text:span text:style-name="T15">""</text:span><text:span text:style-name="T4">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">public</text:span><text:span text:style-name="T4"> </text:span><text:span text:style-name="T1">void</text:span><text:span text:style-name="T4"> drive(</text:span><text:span text:style-name="T1">int</text:span><text:span text:style-name="T4"> </text:span><text:span text:style-name="T11">speed</text:span><text:span text:style-name="T4">, </text:span><text:span text:style-name="T1">int</text:span><text:span text:style-name="T4"> </text:span><text:span text:style-name="T11">noOfGear</text:span><text:span text:style-name="T4">, String </text:span><text:span text:style-name="T11">AirBallonType</text:span><text:span text:style-name="T4">) {</text:span></text:p>
      <text:p text:style-name="P1"><text:span text:style-name="T4"><text:s text:c="8"/></text:span><text:span text:style-name="T1">super</text:span><text:span text:style-name="T4">.drive(</text:span><text:span text:style-name="T11">speed</text:span><text:span text:style-name="T4">, </text:span><text:span text:style-name="T11">noOfGear</text:span><text:span text:style-name="T4">);</text:span></text:p>
      <text:p text:style-name="P1"><text:span text:style-name="T4"><text:s text:c="8"/></text:span><text:span text:style-name="T1">this</text:span><text:span text:style-name="T4">.</text:span><text:span text:style-name="T8">AirBallonType</text:span><text:span text:style-name="T4"> = </text:span><text:span text:style-name="T11">AirBallonType</text:span><text:span text:style-name="T4">;</text:span></text:p>
      <text:p text:style-name="P1"><text:span text:style-name="T4"><text:s text:c="8"/>System.</text:span><text:span text:style-name="T9">out</text:span><text:span text:style-name="T4">.println(</text:span><text:span text:style-name="T15">"Initial Speed: "</text:span><text:span text:style-name="T4"> + </text:span><text:span text:style-name="T1">this</text:span><text:span text:style-name="T4">.</text:span><text:span text:style-name="T8">speed</text:span><text:span text:style-name="T4">);</text:span></text:p>
      <text:p text:style-name="P1"><text:span text:style-name="T4"><text:s text:c="8"/>System.</text:span><text:span text:style-name="T9">out</text:span><text:span text:style-name="T4">.println(</text:span><text:span text:style-name="T15">"Initial Number of Gears: "</text:span><text:span text:style-name="T4"> + </text:span><text:span text:style-name="T1">this</text:span><text:span text:style-name="T4">.</text:span><text:span text:style-name="T8">noOfGear</text:span><text:span text:style-name="T4">)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6">@Override</text:span></text:p>
      <text:p text:style-name="P1"><text:span text:style-name="T4"><text:s text:c="4"/></text:span><text:span text:style-name="T1">public</text:span><text:span text:style-name="T4"> </text:span><text:span text:style-name="T1">void</text:span><text:span text:style-name="T4"> display() {</text:span></text:p>
      <text:p text:style-name="P1"><text:span text:style-name="T4"><text:s text:c="8"/></text:span><text:span text:style-name="T1">super</text:span><text:span text:style-name="T4">.display();</text:span></text:p>
      <text:p text:style-name="P1"><text:span text:style-name="T4"><text:s text:c="8"/>System.</text:span><text:span text:style-name="T9">out</text:span><text:span text:style-name="T4">.println(</text:span><text:span text:style-name="T15">"Air Balloon Type: "</text:span><text:span text:style-name="T4"> + </text:span><text:span text:style-name="T8">AirBallonType</text:span><text:span text:style-name="T4">);</text:span></text:p>
      <text:p text:style-name="P1"><text:span text:style-name="T4"><text:s text:c="4"/>}</text:span></text:p>
      <text:p text:style-name="P3"/>
      <text:p text:style-name="P4"><text:span text:style-name="T4">}</text:span></text:p>
      <text:p text:style-name="P5"><text:span text:style-name="T1">package</text:span><text:span text:style-name="T4"> com.java.dailyExercisesday4;</text:span></text:p>
      <text:p text:style-name="P3"/>
      <text:p text:style-name="P1"><text:span text:style-name="T1">class</text:span><text:span text:style-name="T4"> Cardemo{ </text:span></text:p>
      <text:p text:style-name="P1"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11">args</text:span><text:span text:style-name="T4">) {</text:span></text:p>
      <text:p text:style-name="P1"><text:span text:style-name="T4"><text:s text:c="8"/>Car </text:span><text:span text:style-name="T11">car</text:span><text:span text:style-name="T4"> = </text:span><text:span text:style-name="T1">new</text:span><text:span text:style-name="T4"> Car();</text:span></text:p>
      <text:p text:style-name="P1"><text:span text:style-name="T4"><text:s text:c="8"/></text:span><text:span text:style-name="T11">car</text:span><text:span text:style-name="T4">.drive(100, 5);</text:span></text:p>
      <text:p text:style-name="P1"><text:span text:style-name="T4"><text:s text:c="8"/></text:span><text:span text:style-name="T11">car</text:span><text:span text:style-name="T4">.display();</text:span></text:p>
      <text:p text:style-name="P3"/>
      <text:p text:style-name="P1"><text:span text:style-name="T4"><text:s text:c="8"/>System.</text:span><text:span text:style-name="T9">out</text:span><text:span text:style-name="T4">.println(</text:span><text:span text:style-name="T15">"\nSportCar:"</text:span><text:span text:style-name="T4">);</text:span></text:p>
      <text:p text:style-name="P1"><text:span text:style-name="T4"><text:s text:c="8"/>SportCar </text:span><text:span text:style-name="T11">sportCar</text:span><text:span text:style-name="T4"> = </text:span><text:span text:style-name="T1">new</text:span><text:span text:style-name="T4"> SportCar();</text:span></text:p>
      <text:p text:style-name="P1"><text:span text:style-name="T4"><text:s text:c="8"/></text:span><text:span text:style-name="T11">sportCar</text:span><text:span text:style-name="T4">.drive(150, 6, </text:span><text:span text:style-name="T15">"Type A"</text:span><text:span text:style-name="T4">);</text:span></text:p>
      <text:p text:style-name="P1"><text:span text:style-name="T4"><text:s text:c="8"/></text:span><text:span text:style-name="T11">sportCar</text:span><text:span text:style-name="T4">.display();</text:span></text:p>
      <text:p text:style-name="P1"><text:span text:style-name="T4"><text:s text:c="4"/>}</text:span></text:p>
      <text:p text:style-name="P4"><text:span text:style-name="T4">}</text:span></text:p>
      <text:p text:style-name="P4"><text:span text:style-name="T4"/></text:p>
      <text:p text:style-name="P4"><text:span text:style-name="T4"/></text:p>
      <text:p text:style-name="P6"><text:span text:style-name="T5">4.</text:span><text:span text:style-name="T1">package</text:span><text:span text:style-name="T4"> com.java.dailyExercisesday4;</text:span></text:p>
      <text:p text:style-name="P3"/>
      <text:p text:style-name="P1"><text:span text:style-name="T1">public</text:span><text:span text:style-name="T4"> </text:span><text:span text:style-name="T1">class</text:span><text:span text:style-name="T4"> Payment {</text:span></text:p>
      <text:p text:style-name="P1"><text:span text:style-name="T4"><text:tab/></text:span></text:p>
      <text:p text:style-name="P1"><text:span text:style-name="T4"><text:tab/> <text:s text:c="3"/></text:span><text:span text:style-name="T1">private</text:span><text:span text:style-name="T4"> </text:span><text:span text:style-name="T1">double</text:span><text:span text:style-name="T4"> </text:span><text:span text:style-name="T8">amount</text:span><text:span text:style-name="T4">;</text:span></text:p>
      <text:p text:style-name="P3"/>
      <text:p text:style-name="P1"><text:span text:style-name="T4"><text:tab/> <text:s text:c="3"/></text:span><text:span text:style-name="T1">public</text:span><text:span text:style-name="T4"> Payment(</text:span><text:span text:style-name="T1">double</text:span><text:span text:style-name="T4"> </text:span><text:span text:style-name="T11">amount</text:span><text:span text:style-name="T4">) {</text:span></text:p>
      <text:p text:style-name="P1"><text:span text:style-name="T4"><text:tab/> <text:s text:c="7"/></text:span><text:span text:style-name="T1">this</text:span><text:span text:style-name="T4">.</text:span><text:span text:style-name="T8">amount</text:span><text:span text:style-name="T4"> = </text:span><text:span text:style-name="T11">amount</text:span><text:span text:style-name="T4">;</text:span></text:p>
      <text:p text:style-name="P1"><text:span text:style-name="T4"><text:tab/> <text:s text:c="3"/>}</text:span></text:p>
      <text:p text:style-name="P3"/>
      <text:p text:style-name="P1"><text:span text:style-name="T4"><text:tab/> <text:s text:c="3"/></text:span><text:span text:style-name="T1">public</text:span><text:span text:style-name="T4"> </text:span><text:span text:style-name="T1">double</text:span><text:span text:style-name="T4"> getAmount() {</text:span></text:p>
      <text:p text:style-name="P1"><text:span text:style-name="T4"><text:tab/> <text:s text:c="7"/></text:span><text:span text:style-name="T1">return</text:span><text:span text:style-name="T4"> </text:span><text:span text:style-name="T8">amount</text:span><text:span text:style-name="T4">;</text:span></text:p>
      <text:p text:style-name="P1"><text:span text:style-name="T4"><text:tab/> <text:s text:c="3"/>}</text:span></text:p>
      <text:p text:style-name="P3"/>
      <text:p text:style-name="P1"><text:span text:style-name="T4"><text:tab/> <text:s text:c="3"/></text:span><text:span text:style-name="T1">public</text:span><text:span text:style-name="T4"> </text:span><text:span text:style-name="T1">void</text:span><text:span text:style-name="T4"> setAmount(</text:span><text:span text:style-name="T1">double</text:span><text:span text:style-name="T4"> </text:span><text:span text:style-name="T11">amount</text:span><text:span text:style-name="T4">) {</text:span></text:p>
      <text:p text:style-name="P1"><text:span text:style-name="T4"><text:tab/> <text:s text:c="7"/></text:span><text:span text:style-name="T1">this</text:span><text:span text:style-name="T4">.</text:span><text:span text:style-name="T8">amount</text:span><text:span text:style-name="T4"> = </text:span><text:span text:style-name="T11">amount</text:span><text:span text:style-name="T4">;</text:span></text:p>
      <text:p text:style-name="P1"><text:span text:style-name="T4"><text:tab/> <text:s text:c="3"/>}</text:span></text:p>
      <text:p text:style-name="P3"><text:soft-page-break/></text:p>
      <text:p text:style-name="P1"><text:span text:style-name="T4"><text:tab/> <text:s text:c="3"/></text:span><text:span text:style-name="T1">public</text:span><text:span text:style-name="T4"> </text:span><text:span text:style-name="T1">void</text:span><text:span text:style-name="T4"> paymentDetails() {</text:span></text:p>
      <text:p text:style-name="P1"><text:span text:style-name="T4"><text:tab/> <text:s text:c="7"/>System.</text:span><text:span text:style-name="T9">out</text:span><text:span text:style-name="T4">.println(</text:span><text:span text:style-name="T15">"The payment amount is $"</text:span><text:span text:style-name="T4"> + </text:span><text:span text:style-name="T8">amount</text:span><text:span text:style-name="T4">);</text:span></text:p>
      <text:p text:style-name="P1"><text:span text:style-name="T4"><text:tab/> <text:s text:c="3"/>}</text:span></text:p>
      <text:p text:style-name="P1"><text:span text:style-name="T4"><text:tab/></text:span></text:p>
      <text:p text:style-name="P3"/>
      <text:p text:style-name="P1"><text:span text:style-name="T4">}</text:span></text:p>
      <text:p text:style-name="P1"><text:span text:style-name="T4"/></text:p>
      <text:p text:style-name="P1"><text:span text:style-name="T1">package</text:span><text:span text:style-name="T4"> com.java.dailyExercisesday4;</text:span></text:p>
      <text:p text:style-name="P3"/>
      <text:p text:style-name="P1"><text:span text:style-name="T1">public</text:span><text:span text:style-name="T4"> </text:span><text:span text:style-name="T1">class</text:span><text:span text:style-name="T4"> Cashpayment </text:span><text:span text:style-name="T1">extends</text:span><text:span text:style-name="T4"> Payment {</text:span></text:p>
      <text:p text:style-name="P3"/>
      <text:p text:style-name="P1"><text:span text:style-name="T4"><text:tab/></text:span><text:span text:style-name="T1">public</text:span><text:span text:style-name="T4"> Cashpayment(</text:span><text:span text:style-name="T1">double</text:span><text:span text:style-name="T4"> </text:span><text:span text:style-name="T11">amount</text:span><text:span text:style-name="T4">) {</text:span></text:p>
      <text:p text:style-name="P1"><text:span text:style-name="T4"><text:tab/><text:tab/></text:span><text:span text:style-name="T1">super</text:span><text:span text:style-name="T4">(</text:span><text:span text:style-name="T11">amount</text:span><text:span text:style-name="T4">);</text:span></text:p>
      <text:p text:style-name="P1"><text:span text:style-name="T4"><text:tab/>}</text:span></text:p>
      <text:p text:style-name="P3"/>
      <text:p text:style-name="P1"><text:span text:style-name="T4"><text:tab/></text:span><text:span text:style-name="T16">@Override</text:span></text:p>
      <text:p text:style-name="P1"><text:span text:style-name="T4"><text:tab/></text:span><text:span text:style-name="T1">public</text:span><text:span text:style-name="T4"> </text:span><text:span text:style-name="T1">void</text:span><text:span text:style-name="T4"> paymentDetails() {</text:span></text:p>
      <text:p text:style-name="P1"><text:span text:style-name="T4"><text:tab/><text:tab/>System.</text:span><text:span text:style-name="T9">out</text:span><text:span text:style-name="T4">.println(</text:span><text:span text:style-name="T15">"The payment amount of $"</text:span><text:span text:style-name="T4"> + getAmount() + </text:span><text:span text:style-name="T15">" is made in cash."</text:span><text:span text:style-name="T4">);</text:span></text:p>
      <text:p text:style-name="P1"><text:span text:style-name="T4"><text:tab/>}</text:span></text:p>
      <text:p text:style-name="P3"/>
      <text:p text:style-name="P1"><text:span text:style-name="T4">}</text:span></text:p>
      <text:p text:style-name="P1"><text:span text:style-name="T1">package</text:span><text:span text:style-name="T4"> com.java.dailyExercisesday4;</text:span></text:p>
      <text:p text:style-name="P3"/>
      <text:p text:style-name="P1"><text:span text:style-name="T1">class</text:span><text:span text:style-name="T4"> CreditCardPayment </text:span><text:span text:style-name="T1">extends</text:span><text:span text:style-name="T4"> Payment {</text:span></text:p>
      <text:p text:style-name="P1"><text:span text:style-name="T4"><text:s text:c="4"/></text:span><text:span text:style-name="T1">private</text:span><text:span text:style-name="T4"> String </text:span><text:span text:style-name="T8">nameOnCard</text:span><text:span text:style-name="T4">;</text:span></text:p>
      <text:p text:style-name="P1"><text:span text:style-name="T4"><text:s text:c="4"/></text:span><text:span text:style-name="T1">private</text:span><text:span text:style-name="T4"> String </text:span><text:span text:style-name="T8">expirationDate</text:span><text:span text:style-name="T4">;</text:span></text:p>
      <text:p text:style-name="P1"><text:span text:style-name="T4"><text:s text:c="4"/></text:span><text:span text:style-name="T1">private</text:span><text:span text:style-name="T4"> String </text:span><text:span text:style-name="T8">creditCardNumber</text:span><text:span text:style-name="T4">;</text:span></text:p>
      <text:p text:style-name="P3"/>
      <text:p text:style-name="P1"><text:span text:style-name="T4"><text:s text:c="4"/></text:span><text:span text:style-name="T1">public</text:span><text:span text:style-name="T4"> CreditCardPayment(</text:span><text:span text:style-name="T1">double</text:span><text:span text:style-name="T4"> </text:span><text:span text:style-name="T11">amount</text:span><text:span text:style-name="T4">, String </text:span><text:span text:style-name="T11">nameOnCard</text:span><text:span text:style-name="T4">, String </text:span><text:span text:style-name="T11">expirationDate</text:span><text:span text:style-name="T4">, String </text:span><text:span text:style-name="T11">creditCardNumber</text:span><text:span text:style-name="T4">) {</text:span></text:p>
      <text:p text:style-name="P1"><text:span text:style-name="T4"><text:s text:c="8"/></text:span><text:span text:style-name="T1">super</text:span><text:span text:style-name="T4">(</text:span><text:span text:style-name="T11">amount</text:span><text:span text:style-name="T4">);</text:span></text:p>
      <text:p text:style-name="P1"><text:span text:style-name="T4"><text:s text:c="8"/></text:span><text:span text:style-name="T1">this</text:span><text:span text:style-name="T4">.</text:span><text:span text:style-name="T8">nameOnCard</text:span><text:span text:style-name="T4"> = </text:span><text:span text:style-name="T11">nameOnCard</text:span><text:span text:style-name="T4">;</text:span></text:p>
      <text:p text:style-name="P1"><text:span text:style-name="T4"><text:s text:c="8"/></text:span><text:span text:style-name="T1">this</text:span><text:span text:style-name="T4">.</text:span><text:span text:style-name="T8">expirationDate</text:span><text:span text:style-name="T4"> = </text:span><text:span text:style-name="T11">expirationDate</text:span><text:span text:style-name="T4">;</text:span></text:p>
      <text:p text:style-name="P1"><text:span text:style-name="T4"><text:s text:c="8"/></text:span><text:span text:style-name="T1">this</text:span><text:span text:style-name="T4">.</text:span><text:span text:style-name="T8">creditCardNumber</text:span><text:span text:style-name="T4"> = </text:span><text:span text:style-name="T11">creditCardNumber</text:span><text:span text:style-name="T4">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">public</text:span><text:span text:style-name="T4"> String getNameOnCard() {</text:span></text:p>
      <text:p text:style-name="P1"><text:span text:style-name="T4"><text:s text:c="8"/></text:span><text:span text:style-name="T1">return</text:span><text:span text:style-name="T4"> </text:span><text:span text:style-name="T8">nameOnCard</text:span><text:span text:style-name="T4">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">public</text:span><text:span text:style-name="T4"> </text:span><text:span text:style-name="T1">void</text:span><text:span text:style-name="T4"> setNameOnCard(String </text:span><text:span text:style-name="T11">nameOnCard</text:span><text:span text:style-name="T4">) {</text:span></text:p>
      <text:p text:style-name="P1"><text:span text:style-name="T4"><text:s text:c="8"/></text:span><text:span text:style-name="T1">this</text:span><text:span text:style-name="T4">.</text:span><text:span text:style-name="T8">nameOnCard</text:span><text:span text:style-name="T4"> = </text:span><text:span text:style-name="T11">nameOnCard</text:span><text:span text:style-name="T4">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">public</text:span><text:span text:style-name="T4"> String getExpirationDate() {</text:span></text:p>
      <text:p text:style-name="P1"><text:span text:style-name="T4"><text:s text:c="8"/></text:span><text:span text:style-name="T1">return</text:span><text:span text:style-name="T4"> </text:span><text:span text:style-name="T8">expirationDate</text:span><text:span text:style-name="T4">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">public</text:span><text:span text:style-name="T4"> </text:span><text:span text:style-name="T1">void</text:span><text:span text:style-name="T4"> setExpirationDate(String </text:span><text:span text:style-name="T11">expirationDate</text:span><text:span text:style-name="T4">) {</text:span></text:p>
      <text:p text:style-name="P1"><text:span text:style-name="T4"><text:s text:c="8"/></text:span><text:span text:style-name="T1">this</text:span><text:span text:style-name="T4">.</text:span><text:span text:style-name="T8">expirationDate</text:span><text:span text:style-name="T4"> = </text:span><text:span text:style-name="T11">expirationDate</text:span><text:span text:style-name="T4">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">public</text:span><text:span text:style-name="T4"> String getCreditCardNumber() {</text:span></text:p>
      <text:p text:style-name="P1"><text:span text:style-name="T4"><text:s text:c="8"/></text:span><text:span text:style-name="T1">return</text:span><text:span text:style-name="T4"> </text:span><text:span text:style-name="T8">creditCardNumber</text:span><text:span text:style-name="T4">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">public</text:span><text:span text:style-name="T4"> </text:span><text:span text:style-name="T1">void</text:span><text:span text:style-name="T4"> setCreditCardNumber(String </text:span><text:span text:style-name="T11">creditCardNumber</text:span><text:span text:style-name="T4">) {</text:span></text:p>
      <text:p text:style-name="P1"><text:span text:style-name="T4"><text:s text:c="8"/></text:span><text:span text:style-name="T1">this</text:span><text:span text:style-name="T4">.</text:span><text:span text:style-name="T8">creditCardNumber</text:span><text:span text:style-name="T4"> = </text:span><text:span text:style-name="T11">creditCardNumber</text:span><text:span text:style-name="T4">;</text:span></text:p>
      <text:p text:style-name="P1"><text:span text:style-name="T4"><text:s text:c="4"/>}</text:span></text:p>
      <text:p text:style-name="P3"/>
      <text:p text:style-name="P1"><text:soft-page-break/><text:span text:style-name="T4"><text:s text:c="4"/></text:span><text:span text:style-name="T16">@Override</text:span></text:p>
      <text:p text:style-name="P1"><text:span text:style-name="T4"><text:s text:c="4"/></text:span><text:span text:style-name="T1">public</text:span><text:span text:style-name="T4"> </text:span><text:span text:style-name="T1">void</text:span><text:span text:style-name="T4"> paymentDetails() {</text:span></text:p>
      <text:p text:style-name="P1"><text:span text:style-name="T4"><text:s text:c="8"/>System.</text:span><text:span text:style-name="T9">out</text:span><text:span text:style-name="T4">.println(</text:span><text:span text:style-name="T15">"The payment amount of $"</text:span><text:span text:style-name="T4"> + getAmount() + </text:span><text:span text:style-name="T15">" is made using a credit card."</text:span><text:span text:style-name="T4">);</text:span></text:p>
      <text:p text:style-name="P1"><text:span text:style-name="T4"><text:s text:c="8"/>System.</text:span><text:span text:style-name="T9">out</text:span><text:span text:style-name="T4">.println(</text:span><text:span text:style-name="T15">"Cardholder Name: "</text:span><text:span text:style-name="T4"> + </text:span><text:span text:style-name="T8">nameOnCard</text:span><text:span text:style-name="T4">);</text:span></text:p>
      <text:p text:style-name="P1"><text:span text:style-name="T4"><text:s text:c="8"/>System.</text:span><text:span text:style-name="T9">out</text:span><text:span text:style-name="T4">.println(</text:span><text:span text:style-name="T15">"Expiration Date: "</text:span><text:span text:style-name="T4"> + </text:span><text:span text:style-name="T8">expirationDate</text:span><text:span text:style-name="T4">);</text:span></text:p>
      <text:p text:style-name="P1"><text:span text:style-name="T4"><text:s text:c="8"/>System.</text:span><text:span text:style-name="T9">out</text:span><text:span text:style-name="T4">.println(</text:span><text:span text:style-name="T15">"Credit Card Number: "</text:span><text:span text:style-name="T4"> + </text:span><text:span text:style-name="T8">creditCardNumber</text:span><text:span text:style-name="T4">);</text:span></text:p>
      <text:p text:style-name="P1"><text:span text:style-name="T4"><text:s text:c="4"/>}</text:span></text:p>
      <text:p text:style-name="P1"><text:span text:style-name="T4">}</text:span></text:p>
      <text:p text:style-name="P1"><text:span text:style-name="T1">package</text:span><text:span text:style-name="T4"> com.java.dailyExercisesday4;</text:span></text:p>
      <text:p text:style-name="P3"/>
      <text:p text:style-name="P1"><text:span text:style-name="T1">public</text:span><text:span text:style-name="T4"> </text:span><text:span text:style-name="T1">class</text:span><text:span text:style-name="T4"> Paymentdemo {</text:span></text:p>
      <text:p text:style-name="P1"><text:span text:style-name="T4"><text:tab/></text:span></text:p>
      <text:p text:style-name="P1"><text:span text:style-name="T4"><text:tab/> <text:s text:c="3"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11">args</text:span><text:span text:style-name="T4">) {</text:span></text:p>
      <text:p text:style-name="P1"><text:span text:style-name="T4"><text:tab/> <text:s text:c="7"/></text:span><text:span text:style-name="T13">// Creating CashPayment objects</text:span></text:p>
      <text:p text:style-name="P1"><text:span text:style-name="T4"><text:tab/> <text:s text:c="7"/>Cashpayment </text:span><text:span text:style-name="T11">cashpayment1</text:span><text:span text:style-name="T4"> = </text:span><text:span text:style-name="T1">new</text:span><text:span text:style-name="T4"> Cashpayment(150.00);</text:span></text:p>
      <text:p text:style-name="P1"><text:span text:style-name="T4"><text:tab/> <text:s text:c="7"/>Cashpayment </text:span><text:span text:style-name="T11">cashpayment2</text:span><text:span text:style-name="T4"> = </text:span><text:span text:style-name="T1">new</text:span><text:span text:style-name="T4"> Cashpayment(75.50);</text:span></text:p>
      <text:p text:style-name="P3"/>
      <text:p text:style-name="P1"><text:span text:style-name="T4"><text:tab/> <text:s text:c="7"/></text:span><text:span text:style-name="T13">// Creating CreditCardPayment objects</text:span></text:p>
      <text:p text:style-name="P1"><text:span text:style-name="T4"><text:tab/> <text:s text:c="7"/>CreditCardPayment </text:span><text:span text:style-name="T11">creditCardPayment1</text:span><text:span text:style-name="T4"> = </text:span><text:span text:style-name="T1">new</text:span><text:span text:style-name="T4"> CreditCardPayment(200.00, </text:span><text:span text:style-name="T15">"John Doe"</text:span><text:span text:style-name="T4">, </text:span><text:span text:style-name="T15">"12/25"</text:span><text:span text:style-name="T4">, </text:span><text:span text:style-name="T15">"1234567890123456"</text:span><text:span text:style-name="T4">);</text:span></text:p>
      <text:p text:style-name="P1"><text:span text:style-name="T4"><text:tab/> <text:s text:c="7"/>CreditCardPayment </text:span><text:span text:style-name="T11">creditCardPayment2</text:span><text:span text:style-name="T4"> = </text:span><text:span text:style-name="T1">new</text:span><text:span text:style-name="T4"> CreditCardPayment(350.75, </text:span><text:span text:style-name="T15">"Jane Smith"</text:span><text:span text:style-name="T4">, </text:span><text:span text:style-name="T15">"08/23"</text:span><text:span text:style-name="T4">, </text:span><text:span text:style-name="T15">"6543210987654321"</text:span><text:span text:style-name="T4">);</text:span></text:p>
      <text:p text:style-name="P3"/>
      <text:p text:style-name="P1"><text:span text:style-name="T4"><text:tab/> <text:s text:c="7"/></text:span><text:span text:style-name="T13">// Displaying payment details</text:span></text:p>
      <text:p text:style-name="P1"><text:span text:style-name="T4"><text:tab/> <text:s text:c="7"/>System.</text:span><text:span text:style-name="T9">out</text:span><text:span text:style-name="T4">.println(</text:span><text:span text:style-name="T15">"Cash Payments:"</text:span><text:span text:style-name="T4">);</text:span></text:p>
      <text:p text:style-name="P1"><text:span text:style-name="T4"><text:tab/> <text:s text:c="7"/></text:span><text:span text:style-name="T11">cashpayment1</text:span><text:span text:style-name="T4">.paymentDetails();</text:span></text:p>
      <text:p text:style-name="P1"><text:span text:style-name="T4"><text:tab/> <text:s text:c="7"/></text:span><text:span text:style-name="T11">cashpayment2</text:span><text:span text:style-name="T4">.paymentDetails();</text:span></text:p>
      <text:p text:style-name="P3"/>
      <text:p text:style-name="P1"><text:span text:style-name="T4"><text:tab/> <text:s text:c="7"/>System.</text:span><text:span text:style-name="T9">out</text:span><text:span text:style-name="T4">.println(</text:span><text:span text:style-name="T15">"\nCredit Card Payments:"</text:span><text:span text:style-name="T4">);</text:span></text:p>
      <text:p text:style-name="P1"><text:span text:style-name="T4"><text:tab/> <text:s text:c="7"/></text:span><text:span text:style-name="T11">creditCardPayment1</text:span><text:span text:style-name="T4">.paymentDetails();</text:span></text:p>
      <text:p text:style-name="P1"><text:span text:style-name="T4"><text:tab/> <text:s text:c="7"/></text:span><text:span text:style-name="T11">creditCardPayment2</text:span><text:span text:style-name="T4">.paymentDetails();</text:span></text:p>
      <text:p text:style-name="P1"><text:span text:style-name="T4"><text:tab/> <text:s text:c="3"/>}</text:span></text:p>
      <text:p text:style-name="P1"><text:span text:style-name="T4"><text:tab/></text:span></text:p>
      <text:p text:style-name="P3"/>
      <text:p text:style-name="P1"><text:span text:style-name="T4">}</text:span></text:p>
      <text:p text:style-name="P1"><text:span text:style-name="T4"/></text:p>
      <text:p text:style-name="P1"><text:span text:style-name="T4"/></text:p>
      <text:p text:style-name="P2"><text:span text:style-name="T5">5.</text:span><text:span text:style-name="T1">package</text:span><text:span text:style-name="T4"> com.java.dailyExercisesday4;</text:span></text:p>
      <text:p text:style-name="P3"/>
      <text:p text:style-name="P1"><text:span text:style-name="T1">public</text:span><text:span text:style-name="T4"> </text:span><text:span text:style-name="T1">class</text:span><text:span text:style-name="T4"> NoOfObjects {</text:span></text:p>
      <text:p text:style-name="P1"><text:span text:style-name="T4"><text:s text:c="4"/></text:span><text:span text:style-name="T13">// Static variable to keep track of the number of objects created</text:span></text:p>
      <text:p text:style-name="P1"><text:span text:style-name="T4"><text:s text:c="4"/></text:span><text:span text:style-name="T1">private</text:span><text:span text:style-name="T4"> </text:span><text:span text:style-name="T1">static</text:span><text:span text:style-name="T4"> </text:span><text:span text:style-name="T1">int</text:span><text:span text:style-name="T4"> </text:span><text:span text:style-name="T10">count</text:span><text:span text:style-name="T4"> = 0;</text:span></text:p>
      <text:p text:style-name="P3"/>
      <text:p text:style-name="P1"><text:span text:style-name="T4"><text:s text:c="4"/></text:span><text:span text:style-name="T13">// Constructor increments the count whenever a new object is created</text:span></text:p>
      <text:p text:style-name="P1"><text:span text:style-name="T4"><text:s text:c="4"/></text:span><text:span text:style-name="T1">public</text:span><text:span text:style-name="T4"> NoOfObjects() {</text:span></text:p>
      <text:p text:style-name="P1"><text:span text:style-name="T4"><text:s text:c="8"/></text:span><text:span text:style-name="T10">count</text:span><text:span text:style-name="T4">++;</text:span></text:p>
      <text:p text:style-name="P1"><text:span text:style-name="T4"><text:s text:c="4"/>}</text:span></text:p>
      <text:p text:style-name="P3"/>
      <text:p text:style-name="P1"><text:span text:style-name="T4"><text:s text:c="4"/></text:span><text:span text:style-name="T13">// Static method to get the current count of objects</text:span></text:p>
      <text:p text:style-name="P1"><text:span text:style-name="T4"><text:s text:c="4"/></text:span><text:span text:style-name="T1">public</text:span><text:span text:style-name="T4"> </text:span><text:span text:style-name="T1">static</text:span><text:span text:style-name="T4"> </text:span><text:span text:style-name="T1">int</text:span><text:span text:style-name="T4"> getObjectCount() {</text:span></text:p>
      <text:p text:style-name="P1"><text:span text:style-name="T4"><text:s text:c="8"/></text:span><text:span text:style-name="T1">return</text:span><text:span text:style-name="T4"> </text:span><text:span text:style-name="T10">count</text:span><text:span text:style-name="T4">;</text:span></text:p>
      <text:p text:style-name="P1"><text:span text:style-name="T4"><text:s text:c="4"/>}</text:span></text:p>
      <text:p text:style-name="P5"><text:span text:style-name="T4">}</text:span></text:p>
      <text:p text:style-name="P5"><text:span text:style-name="T1">package</text:span><text:span text:style-name="T4"> com.java.dailyExercisesday4;</text:span></text:p>
      <text:p text:style-name="P3"/>
      <text:p text:style-name="P1"><text:span text:style-name="T1">public</text:span><text:span text:style-name="T4"> </text:span><text:span text:style-name="T1">class</text:span><text:span text:style-name="T4"> NoOfObjectsdemo {</text:span></text:p>
      <text:p text:style-name="P1"><text:span text:style-name="T4"><text:tab/><text:tab/> <text:s text:c="3"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11">args</text:span><text:span text:style-name="T4">) {</text:span></text:p>
      <text:p text:style-name="P1"><text:span text:style-name="T4"><text:tab/> <text:s text:c="7"/></text:span><text:span text:style-name="T13">// Creating instances of ObjectCounter</text:span></text:p>
      <text:p text:style-name="P1"><text:span text:style-name="T4"><text:tab/> <text:s text:c="3"/><text:tab/>NoOfObjects </text:span><text:span text:style-name="T12">obj1</text:span><text:span text:style-name="T4"> = </text:span><text:span text:style-name="T1">new</text:span><text:span text:style-name="T4"> NoOfObjects();</text:span></text:p>
      <text:p text:style-name="P1"><text:span text:style-name="T4"><text:tab/> <text:s text:c="3"/><text:tab/>NoOfObjects </text:span><text:span text:style-name="T12">obj2</text:span><text:span text:style-name="T4"> = </text:span><text:span text:style-name="T1">new</text:span><text:span text:style-name="T4"> NoOfObjects();</text:span></text:p>
      <text:p text:style-name="P1"><text:span text:style-name="T4"><text:tab/> <text:s text:c="3"/><text:tab/>NoOfObjects </text:span><text:span text:style-name="T12">obj3</text:span><text:span text:style-name="T4"> = </text:span><text:span text:style-name="T1">new</text:span><text:span text:style-name="T4"> NoOfObjects();</text:span></text:p>
      <text:p text:style-name="P3"><text:soft-page-break/></text:p>
      <text:p text:style-name="P1"><text:span text:style-name="T4"><text:tab/> <text:s text:c="7"/></text:span><text:span text:style-name="T13">// Printing the number of objects created</text:span></text:p>
      <text:p text:style-name="P1"><text:span text:style-name="T4"><text:tab/> <text:s text:c="7"/>System.</text:span><text:span text:style-name="T9">out</text:span><text:span text:style-name="T4">.println(</text:span><text:span text:style-name="T15">"Number of objects created: "</text:span><text:span text:style-name="T4"> + NoOfObjects.</text:span><text:span text:style-name="T6">getObjectCount</text:span><text:span text:style-name="T4">());</text:span></text:p>
      <text:p text:style-name="P3"/>
      <text:p text:style-name="P1"><text:span text:style-name="T4"><text:tab/> <text:s text:c="7"/></text:span><text:span text:style-name="T13">// Creating more instances of ObjectCounter</text:span></text:p>
      <text:p text:style-name="P1"><text:span text:style-name="T4"><text:tab/> <text:s text:c="7"/>NoOfObjects </text:span><text:span text:style-name="T12">obj4</text:span><text:span text:style-name="T4"> = </text:span><text:span text:style-name="T1">new</text:span><text:span text:style-name="T4"> NoOfObjects();</text:span></text:p>
      <text:p text:style-name="P1"><text:span text:style-name="T4"><text:tab/> <text:s text:c="7"/>NoOfObjects </text:span><text:span text:style-name="T12">obj5</text:span><text:span text:style-name="T4"> = </text:span><text:span text:style-name="T1">new</text:span><text:span text:style-name="T4"> NoOfObjects();</text:span></text:p>
      <text:p text:style-name="P3"/>
      <text:p text:style-name="P1"><text:span text:style-name="T4"><text:tab/> <text:s text:c="7"/></text:span><text:span text:style-name="T13">// Printing the updated number of objects created</text:span></text:p>
      <text:p text:style-name="P1"><text:span text:style-name="T4"><text:tab/> <text:s text:c="7"/>System.</text:span><text:span text:style-name="T9">out</text:span><text:span text:style-name="T4">.println(</text:span><text:span text:style-name="T15">"Number of objects created: "</text:span><text:span text:style-name="T4"> + NoOfObjects.</text:span><text:span text:style-name="T6">getObjectCount</text:span><text:span text:style-name="T4">());</text:span></text:p>
      <text:p text:style-name="P1"><text:span text:style-name="T4"><text:tab/> <text:s text:c="3"/></text:span></text:p>
      <text:p text:style-name="P3"/>
      <text:p text:style-name="P3"/>
      <text:p text:style-name="P3"/>
      <text:p text:style-name="P1"><text:span text:style-name="T4"><text:tab/>}</text:span></text:p>
      <text:p text:style-name="P3"/>
      <text:p text:style-name="P3"/>
      <text:p text:style-name="P5"><text:span text:style-name="T4">}</text:span></text:p>
      <text:p text:style-name="P1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0:36:15.081058355</meta:creation-date>
    <dc:date>2024-06-14T10:45:37.965875675</dc:date>
    <meta:editing-duration>PT9M23S</meta:editing-duration>
    <meta:editing-cycles>1</meta:editing-cycles>
    <meta:document-statistic meta:table-count="0" meta:image-count="0" meta:object-count="0" meta:page-count="7" meta:paragraph-count="289" meta:word-count="968" meta:character-count="9754" meta:non-whitespace-character-count="7628"/>
    <meta:generator>LibreOffice/7.3.7.2$Linux_X86_64 LibreOffice_project/30$Build-2</meta:generator>
  </office:meta>
</office:document-meta>
</file>